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412" officeooo:paragraph-rsid="00114412"/>
    </style:style>
    <style:style style:name="P2" style:family="paragraph" style:parent-style-name="Standard">
      <style:text-properties officeooo:rsid="00114412" officeooo:paragraph-rsid="0012d1f1"/>
    </style:style>
    <style:style style:name="P3" style:family="paragraph" style:parent-style-name="Standard">
      <style:text-properties fo:font-weight="bold" officeooo:rsid="00114412" officeooo:paragraph-rsid="00114412" style:font-weight-asian="bold" style:font-weight-complex="bold"/>
    </style:style>
    <style:style style:name="P4" style:family="paragraph" style:parent-style-name="Standard">
      <style:text-properties fo:font-weight="bold" officeooo:rsid="00114412" officeooo:paragraph-rsid="0012d1f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/>. _</text:p>
      <text:p text:style-name="P3">B _ . . .</text:p>
      <text:p text:style-name="P3">C _ . _ .</text:p>
      <text:p text:style-name="P3">D _ . .</text:p>
      <text:p text:style-name="P3">E .</text:p>
      <text:p text:style-name="P3">F . . _ .</text:p>
      <text:p text:style-name="P3">G _ _ .</text:p>
      <text:p text:style-name="P3">H . . . .</text:p>
      <text:p text:style-name="P3">I . .</text:p>
      <text:p text:style-name="P3">J . _ _ _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K _ . _</text:p>
      <text:p text:style-name="P4">L . _ . .</text:p>
      <text:p text:style-name="P4">M _ _</text:p>
      <text:p text:style-name="P4">N _ .</text:p>
      <text:p text:style-name="P4">O _ _ _</text:p>
      <text:p text:style-name="P4">P . _ _ .</text:p>
      <text:p text:style-name="P4">Q _ _ . _</text:p>
      <text:p text:style-name="P4">R . _ .</text:p>
      <text:p text:style-name="P4">S . . .</text:p>
      <text:p text:style-name="P4">T 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 . . _</text:p>
      <text:p text:style-name="P4">V . . . _</text:p>
      <text:p text:style-name="P4">W . _ _</text:p>
      <text:p text:style-name="P4">X _ . . _</text:p>
      <text:p text:style-name="P4">Y _ . _ _</text:p>
      <text:p text:style-name="P4">Z _ _ . .</text:p>
      <text:p text:style-name="P4">1 . _ _ _ _</text:p>
      <text:p text:style-name="P4">2 . . _ _ _</text:p>
      <text:p text:style-name="P4">3 . . . _ _</text:p>
      <text:p text:style-name="P4">4 . . . . 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 . . . . .</text:p>
      <text:p text:style-name="P4">6 _ . . . .</text:p>
      <text:p text:style-name="P4">7 _ _ . . .</text:p>
      <text:p text:style-name="P4">8 _ _ _ . .</text:p>
      <text:p text:style-name="P4">9 _ _ _ _ .</text:p>
      <text:p text:style-name="P4">0 _ _ _ _ _</text:p>
      <text:p text:style-name="P4">ESPACO . . _ _</text:p>
      <text:p text:style-name="P4">CTRL + ALT + DEL . . . . . _</text:p>
      <text:p text:style-name="P4">ENTER . . . . . 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in">
          <style:column style:rel-width="2409*" fo:start-indent="0in" fo:end-indent="0in"/>
          <style:column style:rel-width="2409*" fo:start-indent="0in" fo:end-indent="0in"/>
          <style:column style:rel-width="2409*" fo:start-indent="0in" fo:end-indent="0in"/>
          <style:column style:rel-width="241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4:44:39.887930444</meta:creation-date>
    <dc:date>2021-04-28T14:58:26.771210297</dc:date>
    <meta:editing-duration>PT3M36S</meta:editing-duration>
    <meta:editing-cycles>1</meta:editing-cycles>
    <meta:document-statistic meta:table-count="0" meta:image-count="0" meta:object-count="0" meta:page-count="1" meta:paragraph-count="39" meta:word-count="191" meta:character-count="361" meta:non-whitespace-character-count="207"/>
    <meta:generator>LibreOffice/6.4.7.2$Linux_X86_64 LibreOffice_project/40$Build-2</meta:generator>
  </office:meta>
</office:document-meta>
</file>